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25-03-1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23-01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21-12-0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20-12-1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5512" calcext:value-type="float">
            <text:p>49.4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20-02-2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19-02-0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18-01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16-12-22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15-12-14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4848" calcext:value-type="float">
            <text:p>48.6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15-01-1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14-01-1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12-12-1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11-12-13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26" calcext:value-type="float">
            <text:p>55.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11-01-11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10-01-2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152" calcext:value-type="float">
            <text:p>48.4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09-02-09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008" calcext:value-type="float">
            <text:p>53.0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08-01-2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07-01-25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1584" calcext:value-type="float">
            <text:p>50.0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06-01-1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188" calcext:value-type="float">
            <text:p>49.3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05-01-0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04-02-03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03-01-3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02-01-1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01-01-0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2000-01-2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199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1998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1997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199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1987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1969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219095485701</text:p>
          </table:table-cell>
          <table:table-cell office:value-type="string" calcext:value-type="string">
            <text:p>JY-65-26-812</text:p>
          </table:table-cell>
          <table:table-cell office:value-type="string" calcext:value-type="string">
            <text:p>196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